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ce19" officeooo:paragraph-rsid="0003ce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Jai fait le Code dans un dossier app_web_3(comme dhab)</text:p>
      <text:p text:style-name="P1">sans utiliser poetry</text:p>
      <text:p text:style-name="P1"/>
      <text:p text:style-name="P1">j’ai copié <text:s/>le fichier readme et fichier.toml</text:p>
      <text:p text:style-name="P1">d’un ancien dossier qui a été crée avec poetry new folder_name</text:p>
      <text:p text:style-name="P1"/>
      <text:p text:style-name="P1">Dans le terminal:</text:p>
      <text:p text:style-name="P1">pyenv activate testEnv311</text:p>
      <text:p text:style-name="P1">poetry install (création de dépendance)</text:p>
      <text:p text:style-name="P1">python my_app.py (exécuter le code)</text:p>
      <text:p text:style-name="P1"/>
      <text:p text:style-name="P1">poetry add jinja2 (sera rajouté dans .lock, etc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11:01:29.088574087</meta:creation-date>
    <dc:date>2024-02-21T11:06:22.474664014</dc:date>
    <meta:editing-duration>PT4M54S</meta:editing-duration>
    <meta:editing-cycles>1</meta:editing-cycles>
    <meta:document-statistic meta:table-count="0" meta:image-count="0" meta:object-count="0" meta:page-count="1" meta:paragraph-count="9" meta:word-count="54" meta:character-count="345" meta:non-whitespace-character-count="299"/>
    <meta:generator>LibreOffice/7.6.4.1$Linux_X86_64 LibreOffice_project/60$Build-1</meta:generator>
  </office:meta>
</office:document-meta>
</file>